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dda6"/>
    </style:style>
    <style:style style:name="T1" style:family="text">
      <style:text-properties officeooo:rsid="0002dda6"/>
    </style:style>
    <style:style style:name="T2" style:family="text">
      <style:text-properties fo:color="#000000" style:font-name="Garamond" fo:language="en" fo:country="US" officeooo:rsid="0002dda6" style:font-name-complex="Merriweather"/>
    </style:style>
    <style:style style:name="T3" style:family="text">
      <style:text-properties fo:color="#000000" style:font-name="Garamond1" fo:language="en" fo:country="US" officeooo:rsid="0002dda6" style:font-name-complex="Merriweather"/>
    </style:style>
    <style:style style:name="T4" style:family="text">
      <style:text-properties style:font-name="Garamond1" officeooo:rsid="0002d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<text:span text:style-name="T4">request <text:s/></text:span><text:span text:style-name="T3">functioning international MDW App such as ILO’s app developed for Latin America</text:span></text:p>
      <text:p text:style-name="P1"><text:span text:style-name="T3">→ structure of policy</text:span></text:p>
      <text:p text:style-name="P1"><text:span text:style-name="T3">→ what other regulation or compliance we should following?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2:44:26.128239812</meta:creation-date>
    <dc:date>2019-02-24T13:21:35.194246769</dc:date>
    <meta:editing-duration>PT27M9S</meta:editing-duration>
    <meta:editing-cycles>1</meta:editing-cycles>
    <meta:document-statistic meta:table-count="0" meta:image-count="0" meta:object-count="0" meta:page-count="1" meta:paragraph-count="3" meta:word-count="27" meta:character-count="169" meta:non-whitespace-character-count="144"/>
    <meta:generator>LibreOffice/6.0.7.3$Linux_X86_64 LibreOffice_project/00m0$Build-3</meta:generator>
  </office:meta>
</office:document-meta>
</file>